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2ef" officeooo:paragraph-rsid="001eb2ef"/>
    </style:style>
    <style:style style:name="P2" style:family="paragraph" style:parent-style-name="Standard">
      <style:text-properties officeooo:rsid="001eb2ef" officeooo:paragraph-rsid="00277992"/>
    </style:style>
    <style:style style:name="P3" style:family="paragraph" style:parent-style-name="Standard">
      <style:text-properties fo:font-style="italic" officeooo:rsid="001eb2ef" officeooo:paragraph-rsid="001eb2ef" style:font-style-asian="italic" style:font-style-complex="italic"/>
    </style:style>
    <style:style style:name="P4" style:family="paragraph" style:parent-style-name="Standard">
      <style:text-properties fo:font-weight="bold" officeooo:rsid="0025ad5d" officeooo:paragraph-rsid="0025ad5d" style:font-weight-asian="bold" style:font-weight-complex="bold"/>
    </style:style>
    <style:style style:name="P5" style:family="paragraph" style:parent-style-name="Standard">
      <style:text-properties fo:font-weight="bold" officeooo:rsid="00277992" officeooo:paragraph-rsid="00277992" style:font-weight-asian="bold" style:font-weight-complex="bold"/>
    </style:style>
    <style:style style:name="P6" style:family="paragraph" style:parent-style-name="Standard">
      <style:text-properties fo:font-weight="bold" officeooo:rsid="00285969" officeooo:paragraph-rsid="00285969" style:font-weight-asian="bold" style:font-weight-complex="bold"/>
    </style:style>
    <style:style style:name="P7" style:family="paragraph" style:parent-style-name="Standard">
      <style:text-properties fo:font-style="normal" fo:font-weight="bold" officeooo:rsid="0025ad5d" officeooo:paragraph-rsid="0025ad5d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316615" officeooo:paragraph-rsid="00316615"/>
    </style:style>
    <style:style style:name="P9" style:family="paragraph" style:parent-style-name="Standard">
      <style:text-properties officeooo:rsid="00316615" officeooo:paragraph-rsid="00327e18"/>
    </style:style>
    <style:style style:name="P10" style:family="paragraph" style:parent-style-name="Preformatted_20_Text">
      <style:text-properties officeooo:rsid="001eb2ef" officeooo:paragraph-rsid="001eb2ef"/>
    </style:style>
    <style:style style:name="P11" style:family="paragraph" style:parent-style-name="Preformatted_20_Text">
      <style:text-properties officeooo:rsid="001eb2ef" officeooo:paragraph-rsid="00277992"/>
    </style:style>
    <style:style style:name="P12" style:family="paragraph" style:parent-style-name="Preformatted_20_Text">
      <style:text-properties officeooo:rsid="001eb2ef" officeooo:paragraph-rsid="002a3189"/>
    </style:style>
    <style:style style:name="P13" style:family="paragraph" style:parent-style-name="Preformatted_20_Text">
      <style:text-properties officeooo:rsid="001eb2ef" officeooo:paragraph-rsid="002b486d"/>
    </style:style>
    <style:style style:name="P14" style:family="paragraph" style:parent-style-name="Preformatted_20_Text">
      <style:text-properties officeooo:rsid="001eb2ef" officeooo:paragraph-rsid="002f98a8"/>
    </style:style>
    <style:style style:name="P15" style:family="paragraph" style:parent-style-name="Preformatted_20_Text">
      <style:text-properties officeooo:rsid="001eb2ef" officeooo:paragraph-rsid="00316615"/>
    </style:style>
    <style:style style:name="P16" style:family="paragraph" style:parent-style-name="Preformatted_20_Text">
      <style:text-properties officeooo:rsid="001eb2ef" officeooo:paragraph-rsid="00327e18"/>
    </style:style>
    <style:style style:name="P17" style:family="paragraph" style:parent-style-name="Preformatted_20_Text">
      <style:text-properties officeooo:rsid="001eb2ef" officeooo:paragraph-rsid="002a3189"/>
    </style:style>
    <style:style style:name="P18" style:family="paragraph" style:parent-style-name="Preformatted_20_Text">
      <style:text-properties officeooo:rsid="001eb2ef" officeooo:paragraph-rsid="00355c93"/>
    </style:style>
    <style:style style:name="P19" style:family="paragraph" style:parent-style-name="Preformatted_20_Text">
      <style:text-properties officeooo:rsid="001eb2ef" officeooo:paragraph-rsid="002b486d"/>
    </style:style>
    <style:style style:name="P20" style:family="paragraph" style:parent-style-name="Preformatted_20_Text">
      <style:text-properties officeooo:rsid="001eb2ef" officeooo:paragraph-rsid="00359bf4"/>
    </style:style>
    <style:style style:name="T1" style:family="text">
      <style:text-properties fo:font-size="10pt"/>
    </style:style>
    <style:style style:name="T2" style:family="text">
      <style:text-properties fo:font-size="10pt" officeooo:rsid="002446db"/>
    </style:style>
    <style:style style:name="T3" style:family="text">
      <style:text-properties officeooo:rsid="002b486d"/>
    </style:style>
    <style:style style:name="T4" style:family="text">
      <style:text-properties fo:font-weight="bold" officeooo:rsid="002a3189" style:font-weight-asian="bold" style:font-weight-complex="bold"/>
    </style:style>
    <style:style style:name="T5" style:family="text">
      <style:text-properties fo:font-weight="bold" officeooo:rsid="00316615" style:font-weight-asian="bold" style:font-weight-complex="bold"/>
    </style:style>
    <style:style style:name="T6" style:family="text">
      <style:text-properties fo:font-weight="bold" officeooo:rsid="0025ad5d" style:font-weight-asian="bold" style:font-weight-complex="bold"/>
    </style:style>
    <style:style style:name="T7" style:family="text">
      <style:text-properties fo:font-weight="bold" officeooo:rsid="00327e18" style:font-weight-asian="bold" style:font-weight-complex="bold"/>
    </style:style>
    <style:style style:name="T8" style:family="text">
      <style:text-properties fo:font-weight="bold" officeooo:rsid="0033bf05" style:font-weight-asian="bold" style:font-weight-complex="bold"/>
    </style:style>
    <style:style style:name="T9" style:family="text">
      <style:text-properties fo:font-weight="bold" officeooo:rsid="003464b3" style:font-weight-asian="bold" style:font-weight-complex="bold"/>
    </style:style>
    <style:style style:name="T10" style:family="text">
      <style:text-properties officeooo:rsid="00327e18"/>
    </style:style>
    <style:style style:name="T11" style:family="text">
      <style:text-properties officeooo:rsid="00355c93"/>
    </style:style>
    <style:style style:name="T12" style:family="text">
      <style:text-properties fo:font-style="italic" officeooo:rsid="00355c93" style:font-style-asian="italic" style:font-style-complex="italic"/>
    </style:style>
    <style:style style:name="T13" style:family="text">
      <style:text-properties fo:font-style="italic" fo:font-weight="bold" officeooo:rsid="00355c93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59bf4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793b9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etwork:</text:p>
      <text:p text:style-name="P1">fci_ip := 172.16.0.2 </text:p>
      <text:p text:style-name="P1">pc_ip := 172.16.0.1</text:p>
      <text:p text:style-name="P1">255.255.255.0</text:p>
      <text:p text:style-name="P1"/>
      <text:p text:style-name="P1"><text:span text:style-name="T2">robot auto </text:span><text:span text:style-name="T1">IP</text:span> 192.168.0.1</text:p>
      <text:p text:style-name="Standard"><text:span text:style-name="T1">Netmask</text:span> 255.255.255.0</text:p>
      <text:p text:style-name="Standard"/>
      <text:p text:style-name="P5">common commands:</text:p>
      <text:p text:style-name="P11"><text:span text:style-name="Source_20_Text">source ~/.bashrc</text:span></text:p>
      <text:p text:style-name="P2">gedit ~/.bashrc</text:p>
      <text:p text:style-name="P2"/>
      <text:p text:style-name="P4">runs everything (sim+hardware):</text:p>
      <text:p text:style-name="P3">roslaunch panda_moveit_config panda_control_moveit_rviz.launch robot_ip:=172.16.0.2</text:p>
      <text:p text:style-name="P3"/>
      <text:p text:style-name="P7">sim only:</text:p>
      <text:p text:style-name="P1">roslaunch panda_moveit_config moveit_rviz.launch</text:p>
      <text:p text:style-name="P1"/>
      <text:p text:style-name="P7">controller only:</text:p>
      <text:p text:style-name="P1">roslaunch franka_control franka_control.launch robot_ip:=172.16.0.2 load_gripper:=true</text:p>
      <text:p text:style-name="P1"/>
      <text:p text:style-name="P6">realsense:</text:p>
      <text:p text:style-name="P1">roslaunch realsense2_camera rs_camera.launch</text:p>
      <text:p text:style-name="P10">roslaunch realsense2_camera rs_camera.launch align_depth:=true</text:p>
      <text:p text:style-name="P10">rosrun rqt_reconfigure rqt_reconfigure</text:p>
      <text:p text:style-name="P1"/>
      <text:p text:style-name="P1"/>
      <text:p text:style-name="P1">roslaunch realsense2_camera rs_camera.launch</text:p>
      <text:p text:style-name="P1"/>
      <text:p text:style-name="P12"><text:span text:style-name="Source_20_Text"><text:span text:style-name="T4">calibration</text:span></text:span></text:p>
      <text:p text:style-name="P12"><text:span text:style-name="Source_20_Text"/></text:p>
      <text:p text:style-name="P12"><text:span text:style-name="Source_20_Text">rosrun tf static_transform_publisher 0.06787940667 0.03414211321 0.05853938948 -0.00885693544 <text:s/>0.003645564162 <text:s/>-0.7188196237 <text:s/>0.6951306446 <text:s/>panda_hand camera_link_temp 100</text:span></text:p>
      <text:p text:style-name="P12"><text:span text:style-name="Source_20_Text"/></text:p>
      <text:p text:style-name="P14"><text:span text:style-name="Source_20_Text">rosrun tf static_transform_publisher 0 0 0 0.5 -0.5 0.5 0.5 <text:s/>camera_link_temp camera_link 100</text:span></text:p>
      <text:p text:style-name="P12"><text:span text:style-name="Source_20_Text"/></text:p>
      <text:p text:style-name="P18"><text:span text:style-name="Source_20_Text"><text:span text:style-name="T13"/></text:span></text:p>
      <text:p text:style-name="P12"><text:span text:style-name="Source_20_Text"/></text:p>
      <text:p text:style-name="P12"><text:span text:style-name="Source_20_Text"/></text:p>
      <text:p text:style-name="P13"><text:span text:style-name="Source_20_Text"><text:span text:style-name="T3">color_optical to camera link</text:span></text:span></text:p>
      <text:p text:style-name="P13"><text:span text:style-name="Source_20_Text">Translation: [0.015, 0.001, 0.000]</text:span></text:p>
      <text:p text:style-name="P13"><text:span text:style-name="Source_20_Text">- Rotation: in Quaternion [0.504, -0.497, 0.502, 0.497]</text:span></text:p>
      <text:p text:style-name="P13"><text:span text:style-name="Source_20_Text"/></text:p>
      <text:p text:style-name="P20"><text:span text:style-name="Source_20_Text"><text:span text:style-name="T13">newCalibData 30/3/2022 </text:span></text:span><text:span text:style-name="Source_20_Text"><text:span text:style-name="T15">(seems to be faulty on Z axis)</text:span></text:span></text:p>
      <text:p text:style-name="P20"><text:span text:style-name="Source_20_Text"><text:span text:style-name="T13"/></text:span></text:p>
      <text:p text:style-name="P20"><text:span text:style-name="Source_20_Text">0.07074880984 0.03277107378 -0.04030958015 -0.00939866829 <text:s/>0.001493226093 <text:s/>-0.7166135937 <text:s/>0.6974054722</text:span></text:p>
      <text:p text:style-name="P20"><text:span text:style-name="Source_20_Text"/></text:p>
      <text:p text:style-name="P20"><text:span text:style-name="Source_20_Text"><text:span text:style-name="T14">AR Track</text:span></text:span></text:p>
      <text:p text:style-name="P13"><text:span text:style-name="Source_20_Text"/></text:p>
      <text:p text:style-name="P13"><text:span text:style-name="Source_20_Text">roslaunch ar_track_alvar ar_track.launch </text:span></text:p>
      <text:p text:style-name="P1"/>
      <text:p text:style-name="P15"><text:span text:style-name="Source_20_Text"><text:span text:style-name="T5"/></text:span></text:p>
      <text:p text:style-name="P15"><text:span text:style-name="Source_20_Text"><text:span text:style-name="T5">Runs everything everything: <text:s/>(</text:span></text:span><text:span text:style-name="Source_20_Text"><text:span text:style-name="T6">sim+hardware</text:span></text:span><text:span text:style-name="Source_20_Text"><text:span text:style-name="T5">) + Realsense + Tf Transform</text:span></text:span></text:p>
      <text:p text:style-name="P8">roslaunch tkh_panda franka_camera_calibrated.launch robot_ip:=172.16.0.2</text:p>
      <text:p text:style-name="P1"><text:soft-page-break/></text:p>
      <text:p text:style-name="P16"><text:span text:style-name="Source_20_Text"><text:span text:style-name="T5">Runs everything everything</text:span></text:span><text:span text:style-name="Source_20_Text"><text:span text:style-name="T8">+AR</text:span></text:span><text:span text:style-name="Source_20_Text"><text:span text:style-name="T9">Tags</text:span></text:span><text:span text:style-name="Source_20_Text"><text:span text:style-name="T5">: <text:s/>(</text:span></text:span><text:span text:style-name="Source_20_Text"><text:span text:style-name="T6">sim+hardware</text:span></text:span><text:span text:style-name="Source_20_Text"><text:span text:style-name="T5">) + Realsense + Tf Transform </text:span></text:span><text:span text:style-name="Source_20_Text"><text:span text:style-name="T7">+ AR</text:span></text:span></text:p>
      <text:p text:style-name="P9">roslaunch tkh_panda franka_camera_calibrated_<text:span text:style-name="T10">ar</text:span>.launch robot_ip:=172.16.0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12:08:59.627945488</meta:creation-date>
    <dc:date>2022-03-30T16:11:07.327069057</dc:date>
    <meta:editing-duration>P10DT6H4M4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145" meta:character-count="1520" meta:non-whitespace-character-count="1397"/>
  </office:meta>
</office:document-meta>
</file>